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periodical 3rd-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roved video-completion rate model by making it more accurate and stable (Python, Scikit-learn)</text:p>
        </text:list-item>
        <text:list-item>
          <text:p text:style-name="P1">Implemented and delivered to production the look-alike audience model (Python, Catboost, Luigi, K8S)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  <text:list-item>
          <text:p text:style-name="P1">Implemented and delivered the gender prediction model (Python, Sklearn)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18T13:22:06Z</meta:creation-date>
    <dc:date>2025-01-18T13:22:06Z</dc:date>
    <meta:user-defined meta:name="pagetitle" meta:value-type="string">Nick Mazurkin – resume</meta:user-defined>
  </office:meta>
</office:document-meta>
</file>